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3693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pn image</text:p>
          </table:table-cell>
          <table:table-cell office:value-type="string" calcext:value-type="string">
            <text:p>small I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hole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sem nemuzes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teleport_black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pawn-spawn</text:p>
          </table:table-cell>
          <table:table-cell office:value-type="string" calcext:value-type="string">
            <text:p>Dvojita straz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zvirat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<text:span text:style-name="T1">animal</text:span>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<text:span text:style-name="T1">undead</text:span>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lidi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<text:span text:style-name="T1">human</text:span>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<text:span text:style-name="T1">daemon-daemon</text:span>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Cervena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" table:number-columns-repeated="4" table:default-cell-style-name="ce5"/>
        <table:table-column table:style-name="co11" table:number-columns-repeated="2" table:default-cell-style-name="ce5"/>
        <table:table-column table:style-name="co1" table:default-cell-style-name="ce5"/>
        <table:table-column table:style-name="co12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odna</text:p>
          </table:table-cell>
          <table:table-cell office:value-type="string" calcext:value-type="string">
            <text:p>zvire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Drtiva</text:p>
          </table:table-cell>
          <table:table-cell office:value-type="string" calcext:value-type="string">
            <text:p>nemrtvy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Palna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Secna</text:p>
          </table:table-cell>
          <table:table-cell office:value-type="string" calcext:value-type="string">
            <text:p>clovek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Drtiva" calcext:value-type="string">
            <text:p>Drtiv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Secna" calcext:value-type="string">
            <text:p>Sec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Palna" calcext:value-type="string">
            <text:p>Pal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Jakakoliv" calcext:value-type="string">
            <text:p>Jakakoliv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Jakakoliv" calcext:value-type="string">
            <text:p>Jakakoliv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Rozbita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Bodna" calcext:value-type="string">
            <text:p>Bodn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8])" office:value-type="string" office:string-value="Zelena" calcext:value-type="string">
            <text:p>Zelena</text:p>
          </table:table-cell>
          <table:table-cell table:formula="of:=INDIRECT(&quot;H&quot; &amp; [.$F28])" office:value-type="string" office:string-value="animal" calcext:value-type="string">
            <text:p>animal</text:p>
          </table:table-cell>
          <table:table-cell table:formula="of:=INDIRECT(&quot;I&quot; &amp; [.$F28])" office:value-type="string" office:string-value="Bodna" calcext:value-type="string">
            <text:p>Bodn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29])" office:value-type="string" office:string-value="Modra" calcext:value-type="string">
            <text:p>Modra</text:p>
          </table:table-cell>
          <table:table-cell table:formula="of:=INDIRECT(&quot;H&quot; &amp; [.$F29])" office:value-type="string" office:string-value="human" calcext:value-type="string">
            <text:p>human</text:p>
          </table:table-cell>
          <table:table-cell table:formula="of:=INDIRECT(&quot;I&quot; &amp; [.$F29])" office:value-type="string" office:string-value="Secna" calcext:value-type="string">
            <text:p>Secn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0])" office:value-type="string" office:string-value="Cervena" calcext:value-type="string">
            <text:p>Cervena</text:p>
          </table:table-cell>
          <table:table-cell table:formula="of:=INDIRECT(&quot;H&quot; &amp; [.$F30])" office:value-type="string" office:string-value="daemon" calcext:value-type="string">
            <text:p>daemon</text:p>
          </table:table-cell>
          <table:table-cell table:formula="of:=INDIRECT(&quot;I&quot; &amp; [.$F30])" office:value-type="string" office:string-value="Palna" calcext:value-type="string">
            <text:p>Paln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1])" office:value-type="string" office:string-value="Jakakoliv" calcext:value-type="string">
            <text:p>Jakakoliv</text:p>
          </table:table-cell>
          <table:table-cell table:formula="of:=INDIRECT(&quot;H&quot; &amp; [.$F31])" office:value-type="string" office:string-value="any" calcext:value-type="string">
            <text:p>any</text:p>
          </table:table-cell>
          <table:table-cell table:formula="of:=INDIRECT(&quot;I&quot; &amp; [.$F31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Jakakoliv" calcext:value-type="string">
            <text:p>Jakakoliv</text:p>
          </table:table-cell>
          <table:table-cell table:formula="of:=INDIRECT(&quot;H&quot; &amp; [.$F32])" office:value-type="string" office:string-value="any" calcext:value-type="string">
            <text:p>any</text:p>
          </table:table-cell>
          <table:table-cell table:formula="of:=INDIRECT(&quot;I&quot; &amp; [.$F32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3])" office:value-type="string" office:string-value="Zluta" calcext:value-type="string">
            <text:p>Zluta</text:p>
          </table:table-cell>
          <table:table-cell table:formula="of:=INDIRECT(&quot;H&quot; &amp; [.$F33])" office:value-type="string" office:string-value="undead" calcext:value-type="string">
            <text:p>undead</text:p>
          </table:table-cell>
          <table:table-cell table:formula="of:=INDIRECT(&quot;I&quot; &amp; [.$F33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Rozbita</text:p>
          </table:table-cell>
          <table:table-cell office:value-type="string" calcext:value-type="string">
            <text:p>broken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H&quot; &amp; [.$F34])" office:value-type="string" office:string-value="undead" calcext:value-type="string">
            <text:p>undead</text:p>
          </table:table-cell>
          <table:table-cell table:formula="of:=INDIRECT(&quot;I&quot; &amp; [.$F34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H&quot; &amp; [.$F35])" office:value-type="string" office:string-value="undead" calcext:value-type="string">
            <text:p>undead</text:p>
          </table:table-cell>
          <table:table-cell table:formula="of:=INDIRECT(&quot;I&quot; &amp; [.$F35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H&quot; &amp; [.$F36])" office:value-type="string" office:string-value="undead" calcext:value-type="string">
            <text:p>undead</text:p>
          </table:table-cell>
          <table:table-cell table:formula="of:=INDIRECT(&quot;I&quot; &amp; [.$F36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Drtiva" calcext:value-type="string">
            <text:p>Drtiv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Drtiva" calcext:value-type="string">
            <text:p>Drtiv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5])" office:value-type="string" office:string-value="Zelena" calcext:value-type="string">
            <text:p>Zelena</text:p>
          </table:table-cell>
          <table:table-cell table:formula="of:=INDIRECT(&quot;H&quot; &amp; [.$F45])" office:value-type="string" office:string-value="animal" calcext:value-type="string">
            <text:p>animal</text:p>
          </table:table-cell>
          <table:table-cell table:formula="of:=INDIRECT(&quot;I&quot; &amp; [.$F45])" office:value-type="string" office:string-value="Bodna" calcext:value-type="string">
            <text:p>Bod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6])" office:value-type="string" office:string-value="Cervena" calcext:value-type="string">
            <text:p>Cervena</text:p>
          </table:table-cell>
          <table:table-cell table:formula="of:=INDIRECT(&quot;H&quot; &amp; [.$F46])" office:value-type="string" office:string-value="daemon" calcext:value-type="string">
            <text:p>daemon</text:p>
          </table:table-cell>
          <table:table-cell table:formula="of:=INDIRECT(&quot;I&quot; &amp; [.$F46])" office:value-type="string" office:string-value="Palna" calcext:value-type="string">
            <text:p>Pal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7])" office:value-type="string" office:string-value="Jakakoliv" calcext:value-type="string">
            <text:p>Jakakoliv</text:p>
          </table:table-cell>
          <table:table-cell table:formula="of:=INDIRECT(&quot;H&quot; &amp; [.$F47])" office:value-type="string" office:string-value="any" calcext:value-type="string">
            <text:p>any</text:p>
          </table:table-cell>
          <table:table-cell table:formula="of:=INDIRECT(&quot;I&quot; &amp; [.$F47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8])" office:value-type="string" office:string-value="Jakakoliv" calcext:value-type="string">
            <text:p>Jakakoliv</text:p>
          </table:table-cell>
          <table:table-cell table:formula="of:=INDIRECT(&quot;H&quot; &amp; [.$F48])" office:value-type="string" office:string-value="any" calcext:value-type="string">
            <text:p>any</text:p>
          </table:table-cell>
          <table:table-cell table:formula="of:=INDIRECT(&quot;I&quot; &amp; [.$F48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49])" office:value-type="string" office:string-value="Modra" calcext:value-type="string">
            <text:p>Modra</text:p>
          </table:table-cell>
          <table:table-cell table:formula="of:=INDIRECT(&quot;H&quot; &amp; [.$F49])" office:value-type="string" office:string-value="human" calcext:value-type="string">
            <text:p>human</text:p>
          </table:table-cell>
          <table:table-cell table:formula="of:=INDIRECT(&quot;I&quot; &amp; [.$F49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Rozbita</text:p>
          </table:table-cell>
          <table:table-cell office:value-type="string" calcext:value-type="string">
            <text:p>broken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0])" office:value-type="string" office:string-value="Modra" calcext:value-type="string">
            <text:p>Modra</text:p>
          </table:table-cell>
          <table:table-cell table:formula="of:=INDIRECT(&quot;H&quot; &amp; [.$F50])" office:value-type="string" office:string-value="human" calcext:value-type="string">
            <text:p>human</text:p>
          </table:table-cell>
          <table:table-cell table:formula="of:=INDIRECT(&quot;I&quot; &amp; [.$F50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H&quot; &amp; [.$F51])" office:value-type="string" office:string-value="human" calcext:value-type="string">
            <text:p>human</text:p>
          </table:table-cell>
          <table:table-cell table:formula="of:=INDIRECT(&quot;I&quot; &amp; [.$F51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H&quot; &amp; [.$F52])" office:value-type="string" office:string-value="human" calcext:value-type="string">
            <text:p>human</text:p>
          </table:table-cell>
          <table:table-cell table:formula="of:=INDIRECT(&quot;I&quot; &amp; [.$F52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H&quot; &amp; [.$F53])" office:value-type="string" office:string-value="human" calcext:value-type="string">
            <text:p>human</text:p>
          </table:table-cell>
          <table:table-cell table:formula="of:=INDIRECT(&quot;I&quot; &amp; [.$F53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H&quot; &amp; [.$F54])" office:value-type="string" office:string-value="human" calcext:value-type="string">
            <text:p>human</text:p>
          </table:table-cell>
          <table:table-cell table:formula="of:=INDIRECT(&quot;I&quot; &amp; [.$F54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H&quot; &amp; [.$F55])" office:value-type="string" office:string-value="human" calcext:value-type="string">
            <text:p>human</text:p>
          </table:table-cell>
          <table:table-cell table:formula="of:=INDIRECT(&quot;I&quot; &amp; [.$F55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H&quot; &amp; [.$F56])" office:value-type="string" office:string-value="human" calcext:value-type="string">
            <text:p>human</text:p>
          </table:table-cell>
          <table:table-cell table:formula="of:=INDIRECT(&quot;I&quot; &amp; [.$F56])" office:value-type="string" office:string-value="Secna" calcext:value-type="string">
            <text:p>Secn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0])" office:value-type="string" office:string-value="Zluta" calcext:value-type="string">
            <text:p>Zluta</text:p>
          </table:table-cell>
          <table:table-cell table:formula="of:=INDIRECT(&quot;H&quot; &amp; [.$F60])" office:value-type="string" office:string-value="undead" calcext:value-type="string">
            <text:p>undead</text:p>
          </table:table-cell>
          <table:table-cell table:formula="of:=INDIRECT(&quot;I&quot; &amp; [.$F60])" office:value-type="string" office:string-value="Drtiva" calcext:value-type="string">
            <text:p>Drtiv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Secna" calcext:value-type="string">
            <text:p>Sec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2])" office:value-type="string" office:string-value="Zelena" calcext:value-type="string">
            <text:p>Zelena</text:p>
          </table:table-cell>
          <table:table-cell table:formula="of:=INDIRECT(&quot;H&quot; &amp; [.$F62])" office:value-type="string" office:string-value="animal" calcext:value-type="string">
            <text:p>animal</text:p>
          </table:table-cell>
          <table:table-cell table:formula="of:=INDIRECT(&quot;I&quot; &amp; [.$F62])" office:value-type="string" office:string-value="Bodna" calcext:value-type="string">
            <text:p>Bod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3])" office:value-type="string" office:string-value="Jakakoliv" calcext:value-type="string">
            <text:p>Jakakoliv</text:p>
          </table:table-cell>
          <table:table-cell table:formula="of:=INDIRECT(&quot;H&quot; &amp; [.$F63])" office:value-type="string" office:string-value="any" calcext:value-type="string">
            <text:p>any</text:p>
          </table:table-cell>
          <table:table-cell table:formula="of:=INDIRECT(&quot;I&quot; &amp; [.$F63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4])" office:value-type="string" office:string-value="Jakakoliv" calcext:value-type="string">
            <text:p>Jakakoliv</text:p>
          </table:table-cell>
          <table:table-cell table:formula="of:=INDIRECT(&quot;H&quot; &amp; [.$F64])" office:value-type="string" office:string-value="any" calcext:value-type="string">
            <text:p>any</text:p>
          </table:table-cell>
          <table:table-cell table:formula="of:=INDIRECT(&quot;I&quot; &amp; [.$F64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5])" office:value-type="string" office:string-value="Cervena" calcext:value-type="string">
            <text:p>Cervena</text:p>
          </table:table-cell>
          <table:table-cell table:formula="of:=INDIRECT(&quot;H&quot; &amp; [.$F65])" office:value-type="string" office:string-value="daemon" calcext:value-type="string">
            <text:p>daemon</text:p>
          </table:table-cell>
          <table:table-cell table:formula="of:=INDIRECT(&quot;I&quot; &amp; [.$F65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Rozbita</text:p>
          </table:table-cell>
          <table:table-cell office:value-type="string" calcext:value-type="string">
            <text:p>broken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6])" office:value-type="string" office:string-value="Cervena" calcext:value-type="string">
            <text:p>Cervena</text:p>
          </table:table-cell>
          <table:table-cell table:formula="of:=INDIRECT(&quot;H&quot; &amp; [.$F66])" office:value-type="string" office:string-value="daemon" calcext:value-type="string">
            <text:p>daemon</text:p>
          </table:table-cell>
          <table:table-cell table:formula="of:=INDIRECT(&quot;I&quot; &amp; [.$F66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7])" office:value-type="string" office:string-value="Cervena" calcext:value-type="string">
            <text:p>Cervena</text:p>
          </table:table-cell>
          <table:table-cell table:formula="of:=INDIRECT(&quot;H&quot; &amp; [.$F67])" office:value-type="string" office:string-value="daemon" calcext:value-type="string">
            <text:p>daemon</text:p>
          </table:table-cell>
          <table:table-cell table:formula="of:=INDIRECT(&quot;I&quot; &amp; [.$F67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H&quot; &amp; [.$F68])" office:value-type="string" office:string-value="daemon" calcext:value-type="string">
            <text:p>daemon</text:p>
          </table:table-cell>
          <table:table-cell table:formula="of:=INDIRECT(&quot;I&quot; &amp; [.$F68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H&quot; &amp; [.$F69])" office:value-type="string" office:string-value="daemon" calcext:value-type="string">
            <text:p>daemon</text:p>
          </table:table-cell>
          <table:table-cell table:formula="of:=INDIRECT(&quot;I&quot; &amp; [.$F69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H&quot; &amp; [.$F70])" office:value-type="string" office:string-value="daemon" calcext:value-type="string">
            <text:p>daemon</text:p>
          </table:table-cell>
          <table:table-cell table:formula="of:=INDIRECT(&quot;I&quot; &amp; [.$F70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H&quot; &amp; [.$F71])" office:value-type="string" office:string-value="daemon" calcext:value-type="string">
            <text:p>daemon</text:p>
          </table:table-cell>
          <table:table-cell table:formula="of:=INDIRECT(&quot;I&quot; &amp; [.$F71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H&quot; &amp; [.$F72])" office:value-type="string" office:string-value="daemon" calcext:value-type="string">
            <text:p>daemon</text:p>
          </table:table-cell>
          <table:table-cell table:formula="of:=INDIRECT(&quot;I&quot; &amp; [.$F72])" office:value-type="string" office:string-value="Palna" calcext:value-type="string">
            <text:p>Paln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5</text:p>
          </table:table-cell>
          <table:table-cell table:number-columns-repeated="2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0:42:41.746518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12-13T14:52:47.056877565</dc:date>
    <meta:editing-duration>P27DT11H23M24S</meta:editing-duration>
    <meta:editing-cycles>294</meta:editing-cycles>
    <meta:document-statistic meta:table-count="5" meta:cell-count="696" meta:object-count="0"/>
  </office:meta>
</office:document-meta>
</file>